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ou wish hope from ill omens in light of truth</text:p>
      <text:p text:style-name="Standard">Cue from seer blind since ever-stolen youth.</text:p>
      <text:p text:style-name="Standard">Some rules may bend and to my risk may break.</text:p>
      <text:p text:style-name="Standard">Come hark now I'll bend them – risk I'll not take.</text:p>
      <text:p text:style-name="Standard"/>
      <text:p text:style-name="Standard">Fleet glimpse only in plane's placid windy route</text:p>
      <text:p text:style-name="Standard">free of death no use for any shining beggar's lute.</text:p>
      <text:p text:style-name="Standard">Vision gone still shall bend an eye of dragon mind</text:p>
      <text:p text:style-name="Standard">Listen a maybe-whisper riding halls of the blind.</text:p>
      <text:p text:style-name="Standard"/>
      <text:p text:style-name="Standard">Will = (god name speak fortress ) = urathear ominak renthisj hurthi</text:p>
      <text:p text:style-name="Standard">Memory = scroll dragon's blood = iejir veth darastrix sjir</text:p>
      <text:p text:style-name="Standard">Now/Present = not tomorrow or before in = thric earenk usv ghoros persvek</text:p>
      <text:p text:style-name="Standard">Purpose = take to thief or kill to weapon = clax ekess virlym usv svent ekess laraek</text:p>
      <text:p text:style-name="Standard"/>
      <text:p text:style-name="Standard">One on memory in tyree speak and so take victory for darkavien's weapon will. </text:p>
      <text:p text:style-name="Standard">Ir shafaer iejirvethdarastrixsjir persvek *Tyree* renthisj vur zyak clax vivex ihk vethdarkavienurathearominakrenthisjhurhi-larek.</text:p>
      <text:p text:style-name="Standard"/>
      <text:p text:style-name="Standard">Tyree's [will] weapon [our] purpose now and but no name for home not in home.</text:p>
      <text:p text:style-name="Standard">Vethtyreeurathearominakrenthisjhurhi-laraek yth-vethiclaxekessvirlymusvsventekesslaraek thricearenkusvghorospersvek vur shar thric ominak ihk okarthel thric persvek okarthel.</text:p>
      <text:p text:style-name="Standard"/>
      <text:p text:style-name="Standard">yth-ariurathearominakhurthirenthisj, yth-ariejirrenthisj : yth-ariejir, yth-ariversvesh.</text:p>
      <text:p text:style-name="Standard">we-my[our] will, we-my[our] action: we-my[our] blood, we-my[our] strength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kreenlappy</meta:initial-creator>
    <meta:creation-date>2008-05-22T19:16:56</meta:creation-date>
    <dc:creator>Chris N</dc:creator>
    <dc:date>2008-11-29T21:16:15.79</dc:date>
    <meta:editing-cycles>5</meta:editing-cycles>
    <meta:editing-duration>PT06H12M10S</meta:editing-duration>
    <meta:document-statistic meta:table-count="0" meta:image-count="0" meta:object-count="0" meta:page-count="1" meta:paragraph-count="18" meta:word-count="192" meta:character-count="1287"/>
    <meta:user-defined meta:name="Info 1"/>
    <meta:user-defined meta:name="Info 2"/>
    <meta:user-defined meta:name="Info 3"/>
    <meta:user-defined meta:name="Info 4"/>
  </office:meta>
</office:document-meta>
</file>